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1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82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a6a6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ackground-color="#ffa6a6" fo:border="0.06pt solid #000000"/>
    </style:style>
    <style:style style:name="ce4" style:family="table-cell" style:parent-style-name="Default">
      <style:table-cell-properties fo:background-color="#ffa6a6" style:text-align-source="fix" style:repeat-content="false" fo:wrap-option="wrap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ffa6a6" fo:wrap-option="wrap" fo:border="0.06pt solid #000000"/>
    </style:style>
    <style:style style:name="ce6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ffffd7" fo:border="0.06pt solid #000000"/>
    </style:style>
    <style:style style:name="ce8" style:family="table-cell" style:parent-style-name="Default">
      <style:table-cell-properties fo:background-color="#ffffd7" style:text-align-source="fix" style:repeat-content="false" fo:wrap-option="wrap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ffffd7" fo:wrap-option="wrap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2" office:value-type="string" calcext:value-type="string">
            <text:p>n</text:p>
          </table:table-cell>
          <table:table-cell table:style-name="ce3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/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number-columns-repeated="2"/>
        </table:table-row>
        <table:table-row table:style-name="ro2">
          <table:table-cell/>
          <table:table-cell table:style-name="ce2"/>
          <table:table-cell table:style-name="ce4" office:value-type="string" calcext:value-type="string">
            <text:p>Coeficientes teoricos</text:p>
          </table:table-cell>
          <table:table-cell table:style-name="ce4" office:value-type="string" calcext:value-type="string">
            <text:p>Potencia armonicos en dBm</text:p>
          </table:table-cell>
          <table:table-cell table:style-name="ce4" office:value-type="string" calcext:value-type="string">
            <text:p>potencia Armonicos en mW</text:p>
          </table:table-cell>
          <table:table-cell table:style-name="ce5" office:value-type="string" calcext:value-type="string">
            <text:p>Coeficientes practicos </text:p>
          </table:table-cell>
          <table:table-cell/>
          <table:table-cell table:style-name="ce6"/>
          <table:table-cell table:style-name="ce8" office:value-type="string" calcext:value-type="string">
            <text:p>Coeficientes teoricos</text:p>
          </table:table-cell>
          <table:table-cell table:style-name="ce8" office:value-type="string" calcext:value-type="string">
            <text:p>Potencia armonicos en dBm</text:p>
          </table:table-cell>
          <table:table-cell table:style-name="ce8" office:value-type="string" calcext:value-type="string">
            <text:p>potencia Armonicos en mW</text:p>
          </table:table-cell>
          <table:table-cell table:style-name="ce9" office:value-type="string" calcext:value-type="string">
            <text:p>Coeficientes practicos </text:p>
          </table:table-cell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3" table:formula="of:=BESSELJ([.$D$2];[.B4])" office:value-type="float" office:value="0.223890779141236" calcext:value-type="float">
            <text:p>0,223890779141236</text:p>
          </table:table-cell>
          <table:table-cell table:style-name="ce3" office:value-type="float" office:value="-23.67" calcext:value-type="float">
            <text:p>-23,67</text:p>
          </table:table-cell>
          <table:table-cell table:style-name="ce3" table:formula="of:=POWER(10;[.D4]/10)" office:value-type="float" office:value="0.00429536426764887" calcext:value-type="float">
            <text:p>0,004295364267649</text:p>
          </table:table-cell>
          <table:table-cell table:style-name="ce3" table:formula="of:=POWER(10;([.D4]-[.$E$16])/20)" office:value-type="float" office:value="0.218814336039263" calcext:value-type="float">
            <text:p>0,218814336039263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style-name="ce7" table:formula="of:=BESSELJ([.$J$2];[.H4])" office:value-type="float" office:value="-0.397149809863847" calcext:value-type="float">
            <text:p>-0,397149809863847</text:p>
          </table:table-cell>
          <table:table-cell table:style-name="ce7" office:value-type="float" office:value="-17.35" calcext:value-type="float">
            <text:p>-17,35</text:p>
          </table:table-cell>
          <table:table-cell table:style-name="ce7" table:formula="of:=POWER(10;[.J4]/10)" office:value-type="float" office:value="0.0184077200146896" calcext:value-type="float">
            <text:p>0,01840772001469</text:p>
          </table:table-cell>
          <table:table-cell table:style-name="ce7" table:formula="of:=POWER(10;([.J4]-[.$K$16])/20)" office:value-type="float" office:value="0.40026716878661" calcext:value-type="float">
            <text:p>0,40026716878661</text:p>
          </table:table-cell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3" table:formula="of:=BESSELJ([.$D$2];[.B5])" office:value-type="float" office:value="0.576724807756874" calcext:value-type="float">
            <text:p>0,576724807756874</text:p>
          </table:table-cell>
          <table:table-cell table:style-name="ce3" office:value-type="float" office:value="-15.24" calcext:value-type="float">
            <text:p>-15,24</text:p>
          </table:table-cell>
          <table:table-cell table:style-name="ce3" table:formula="of:=POWER(10;[.D5]/10)" office:value-type="float" office:value="0.0299226463660819" calcext:value-type="float">
            <text:p>0,029922646366082</text:p>
          </table:table-cell>
          <table:table-cell table:style-name="ce3" table:formula="of:=POWER(10;([.D5]-[.$E$16])/20)" office:value-type="float" office:value="0.577531627021521" calcext:value-type="float">
            <text:p>0,577531627021521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7" table:formula="of:=BESSELJ([.$J$2];[.H5])" office:value-type="float" office:value="-0.0660433280235491" calcext:value-type="float">
            <text:p>-0,066043328023549</text:p>
          </table:table-cell>
          <table:table-cell table:style-name="ce7" office:value-type="float" office:value="-32.64" calcext:value-type="float">
            <text:p>-32,64</text:p>
          </table:table-cell>
          <table:table-cell table:style-name="ce7" table:formula="of:=POWER(10;[.J5]/10)" office:value-type="float" office:value="0.000544502652842421" calcext:value-type="float">
            <text:p>0,000544502652842</text:p>
          </table:table-cell>
          <table:table-cell table:style-name="ce7" table:formula="of:=POWER(10;([.J5]-[.$K$16])/20)" office:value-type="float" office:value="0.068841443670936" calcext:value-type="float">
            <text:p>0,068841443670936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3" table:formula="of:=BESSELJ([.$D$2];[.B6])" office:value-type="float" office:value="0.352834028615638" calcext:value-type="float">
            <text:p>0,352834028615638</text:p>
          </table:table-cell>
          <table:table-cell table:style-name="ce3" office:value-type="float" office:value="-19.51" calcext:value-type="float">
            <text:p>-19,51</text:p>
          </table:table-cell>
          <table:table-cell table:style-name="ce3" table:formula="of:=POWER(10;[.D6]/10)" office:value-type="float" office:value="0.0111943788346715" calcext:value-type="float">
            <text:p>0,011194378834672</text:p>
          </table:table-cell>
          <table:table-cell table:style-name="ce3" table:formula="of:=POWER(10;([.D6]-[.$E$16])/20)" office:value-type="float" office:value="0.353244795741291" calcext:value-type="float">
            <text:p>0,353244795741291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7" table:formula="of:=BESSELJ([.$J$2];[.H6])" office:value-type="float" office:value="0.364128145852073" calcext:value-type="float">
            <text:p>0,364128145852073</text:p>
          </table:table-cell>
          <table:table-cell table:style-name="ce7" office:value-type="float" office:value="-17.83" calcext:value-type="float">
            <text:p>-17,83</text:p>
          </table:table-cell>
          <table:table-cell table:style-name="ce7" table:formula="of:=POWER(10;[.J6]/10)" office:value-type="float" office:value="0.0164816239152551" calcext:value-type="float">
            <text:p>0,016481623915255</text:p>
          </table:table-cell>
          <table:table-cell table:style-name="ce7" table:formula="of:=POWER(10;([.J6]-[.$K$16])/20)" office:value-type="float" office:value="0.378747669580564" calcext:value-type="float">
            <text:p>0,378747669580564</text:p>
          </table:table-cell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3" table:formula="of:=BESSELJ([.$D$2];[.B7])" office:value-type="float" office:value="0.128943249474402" calcext:value-type="float">
            <text:p>0,128943249474402</text:p>
          </table:table-cell>
          <table:table-cell table:style-name="ce3" office:value-type="float" office:value="-28.25" calcext:value-type="float">
            <text:p>-28,25</text:p>
          </table:table-cell>
          <table:table-cell table:style-name="ce3" table:formula="of:=POWER(10;[.D7]/10)" office:value-type="float" office:value="0.00149623565609443" calcext:value-type="float">
            <text:p>0,001496235656094</text:p>
          </table:table-cell>
          <table:table-cell table:style-name="ce3" table:formula="of:=POWER(10;([.D7]-[.$E$16])/20)" office:value-type="float" office:value="0.129144457487458" calcext:value-type="float">
            <text:p>0,129144457487458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style-name="ce7" table:formula="of:=BESSELJ([.$J$2];[.H7])" office:value-type="float" office:value="0.430171473875622" calcext:value-type="float">
            <text:p>0,430171473875622</text:p>
          </table:table-cell>
          <table:table-cell table:style-name="ce7" office:value-type="float" office:value="-16.42" calcext:value-type="float">
            <text:p>-16,42</text:p>
          </table:table-cell>
          <table:table-cell table:style-name="ce7" table:formula="of:=POWER(10;[.J7]/10)" office:value-type="float" office:value="0.0228034207200042" calcext:value-type="float">
            <text:p>0,022803420720004</text:p>
          </table:table-cell>
          <table:table-cell table:style-name="ce7" table:formula="of:=POWER(10;([.J7]-[.$K$16])/20)" office:value-type="float" office:value="0.445502319291183" calcext:value-type="float">
            <text:p>0,445502319291183</text:p>
          </table:table-cell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3" table:formula="of:=BESSELJ([.$D$2];[.B8])" office:value-type="float" office:value="0.0339957198075684" calcext:value-type="float">
            <text:p>0,033995719807569</text:p>
          </table:table-cell>
          <table:table-cell table:style-name="ce3" office:value-type="float" office:value="-40.23" calcext:value-type="float">
            <text:p>-40,23</text:p>
          </table:table-cell>
          <table:table-cell table:style-name="ce3" table:formula="of:=POWER(10;[.D8]/10)" office:value-type="float" office:value="0.0000948418463300898" calcext:value-type="float">
            <text:p>9,48418463300898E-05</text:p>
          </table:table-cell>
          <table:table-cell table:style-name="ce3" table:formula="of:=POWER(10;([.D8]-[.$E$16])/20)" office:value-type="float" office:value="0.0325144020964108" calcext:value-type="float">
            <text:p>0,032514402096411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table:style-name="ce7" table:formula="of:=BESSELJ([.$J$2];[.H8])" office:value-type="float" office:value="0.28112906496136" calcext:value-type="float">
            <text:p>0,28112906496136</text:p>
          </table:table-cell>
          <table:table-cell table:style-name="ce7" office:value-type="float" office:value="-20.75" calcext:value-type="float">
            <text:p>-20,75</text:p>
          </table:table-cell>
          <table:table-cell table:style-name="ce7" table:formula="of:=POWER(10;[.J8]/10)" office:value-type="float" office:value="0.00841395141645195" calcext:value-type="float">
            <text:p>0,008413951416452</text:p>
          </table:table-cell>
          <table:table-cell table:style-name="ce7" table:formula="of:=POWER(10;([.J8]-[.$K$16])/20)" office:value-type="float" office:value="0.270613818424976" calcext:value-type="float">
            <text:p>0,270613818424976</text:p>
          </table:table-cell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3" table:formula="of:=BESSELJ([.$D$2];[.B9])" office:value-type="float" office:value="0.00703962975587169" calcext:value-type="float">
            <text:p>0,007039629755872</text:p>
          </table:table-cell>
          <table:table-cell table:style-name="ce3" table:number-columns-repeated="3"/>
          <table:table-cell/>
          <table:table-cell table:style-name="ce6" office:value-type="float" office:value="5" calcext:value-type="float">
            <text:p>5</text:p>
          </table:table-cell>
          <table:table-cell table:style-name="ce7" table:formula="of:=BESSELJ([.$J$2];[.H9])" office:value-type="float" office:value="0.132086656047098" calcext:value-type="float">
            <text:p>0,132086656047098</text:p>
          </table:table-cell>
          <table:table-cell table:style-name="ce7" office:value-type="float" office:value="-26.65" calcext:value-type="float">
            <text:p>-26,65</text:p>
          </table:table-cell>
          <table:table-cell table:style-name="ce7" table:formula="of:=POWER(10;[.J9]/10)" office:value-type="float" office:value="0.00216271852372702" calcext:value-type="float">
            <text:p>0,002162718523727</text:p>
          </table:table-cell>
          <table:table-cell table:style-name="ce7" table:formula="of:=POWER(10;([.J9]-[.$K$16])/20)" office:value-type="float" office:value="0.137198691472201" calcext:value-type="float">
            <text:p>0,137198691472201</text:p>
          </table:table-cell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3" table:formula="of:=BESSELJ([.$D$2];[.B10])" office:value-type="float" office:value="0.00120242897178999" calcext:value-type="float">
            <text:p>0,00120242897179</text:p>
          </table:table-cell>
          <table:table-cell table:style-name="ce3" table:number-columns-repeated="3"/>
          <table:table-cell/>
          <table:table-cell table:style-name="ce6" office:value-type="float" office:value="6" calcext:value-type="float">
            <text:p>6</text:p>
          </table:table-cell>
          <table:table-cell table:style-name="ce7" table:formula="of:=BESSELJ([.$J$2];[.H10])" office:value-type="float" office:value="0.0490875751563856" calcext:value-type="float">
            <text:p>0,049087575156386</text:p>
          </table:table-cell>
          <table:table-cell table:style-name="ce7" table:number-columns-repeated="3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3" table:formula="of:=BESSELJ([.$D$2];[.B11])" office:value-type="float" office:value="0.000174944074868274" calcext:value-type="float">
            <text:p>0,000174944074868</text:p>
          </table:table-cell>
          <table:table-cell table:style-name="ce3" table:number-columns-repeated="3"/>
          <table:table-cell/>
          <table:table-cell table:style-name="ce6" office:value-type="float" office:value="7" calcext:value-type="float">
            <text:p>7</text:p>
          </table:table-cell>
          <table:table-cell table:style-name="ce7" table:formula="of:=BESSELJ([.$J$2];[.H11])" office:value-type="float" office:value="0.0151760694220585" calcext:value-type="float">
            <text:p>0,015176069422059</text:p>
          </table:table-cell>
          <table:table-cell table:style-name="ce7" table:number-columns-repeated="3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3" table:formula="of:=BESSELJ([.$D$2];[.B12])" office:value-type="float" office:value="0.0000221795522879259" calcext:value-type="float">
            <text:p>2,21795522879259E-05</text:p>
          </table:table-cell>
          <table:table-cell table:style-name="ce3" table:number-columns-repeated="3"/>
          <table:table-cell/>
          <table:table-cell table:style-name="ce6" office:value-type="float" office:value="8" calcext:value-type="float">
            <text:p>8</text:p>
          </table:table-cell>
          <table:table-cell table:style-name="ce7" table:formula="of:=BESSELJ([.$J$2];[.H12])" office:value-type="float" office:value="0.00402866782081901" calcext:value-type="float">
            <text:p>0,004028667820819</text:p>
          </table:table-cell>
          <table:table-cell table:style-name="ce7" table:number-columns-repeated="3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3" table:formula="of:=BESSELJ([.$D$2];[.B13])" office:value-type="float" office:value="0.00000249234343513307" calcext:value-type="float">
            <text:p>2,49234343513307E-06</text:p>
          </table:table-cell>
          <table:table-cell table:style-name="ce3" table:number-columns-repeated="3"/>
          <table:table-cell/>
          <table:table-cell table:style-name="ce6" office:value-type="float" office:value="9" calcext:value-type="float">
            <text:p>9</text:p>
          </table:table-cell>
          <table:table-cell table:style-name="ce7" table:formula="of:=BESSELJ([.$J$2];[.H13])" office:value-type="float" office:value="0.000938601861217564" calcext:value-type="float">
            <text:p>0,000938601861218</text:p>
          </table:table-cell>
          <table:table-cell table:style-name="ce7" table:number-columns-repeated="3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3" table:formula="of:=BESSELJ([.$D$2];[.B14])" office:value-type="float" office:value="0.000000251538628271674" calcext:value-type="float">
            <text:p>2,51538628271674E-07</text:p>
          </table:table-cell>
          <table:table-cell table:style-name="ce3" table:number-columns-repeated="3"/>
          <table:table-cell/>
          <table:table-cell table:style-name="ce6" office:value-type="float" office:value="10" calcext:value-type="float">
            <text:p>10</text:p>
          </table:table-cell>
          <table:table-cell table:style-name="ce7" table:formula="of:=BESSELJ([.$J$2];[.H14])" office:value-type="float" office:value="0.000195040554660035" calcext:value-type="float">
            <text:p>0,00019504055466</text:p>
          </table:table-cell>
          <table:table-cell table:style-name="ce7" table:number-columns-repeated="3"/>
        </table:table-row>
        <table:table-row table:style-name="ro1">
          <table:table-cell/>
          <table:table-cell table:style-name="ce2"/>
          <table:table-cell table:style-name="ce3"/>
          <table:table-cell table:style-name="ce3" office:value-type="string" calcext:value-type="string">
            <text:p>Potencia total mW</text:p>
          </table:table-cell>
          <table:table-cell table:style-name="ce3" table:formula="of:=[.E4]+2*SUM([.E5:.E8])" office:value-type="float" office:value="0.0897115696740047" calcext:value-type="float">
            <text:p>0,089711569674005</text:p>
          </table:table-cell>
          <table:table-cell table:style-name="ce3"/>
          <table:table-cell/>
          <table:table-cell table:style-name="ce6"/>
          <table:table-cell table:style-name="ce7"/>
          <table:table-cell table:style-name="ce7" office:value-type="string" calcext:value-type="string">
            <text:p>Potencia total mW</text:p>
          </table:table-cell>
          <table:table-cell table:style-name="ce7" table:formula="of:=[.K4]+2*SUM([.K5:.K8])" office:value-type="float" office:value="0.114894717423797" calcext:value-type="float">
            <text:p>0,114894717423797</text:p>
          </table:table-cell>
          <table:table-cell table:style-name="ce7"/>
        </table:table-row>
        <table:table-row table:style-name="ro1">
          <table:table-cell/>
          <table:table-cell table:style-name="ce2"/>
          <table:table-cell table:style-name="ce3"/>
          <table:table-cell table:style-name="ce3" office:value-type="string" calcext:value-type="string">
            <text:p>potenica total dBm</text:p>
          </table:table-cell>
          <table:table-cell table:style-name="ce3" table:formula="of:=10*LOG10([.E15])" office:value-type="float" office:value="-10.4715154445244" calcext:value-type="float">
            <text:p>-10,4715154445244</text:p>
          </table:table-cell>
          <table:table-cell table:style-name="ce3"/>
          <table:table-cell/>
          <table:table-cell table:style-name="ce6"/>
          <table:table-cell table:style-name="ce7"/>
          <table:table-cell table:style-name="ce7" office:value-type="string" calcext:value-type="string">
            <text:p>potenica total dBm</text:p>
          </table:table-cell>
          <table:table-cell table:style-name="ce7" table:formula="of:=10*LOG10([.K15])" office:value-type="float" office:value="-9.39699938643614" calcext:value-type="float">
            <text:p>-9,39699938643614</text:p>
          </table:table-cell>
          <table:table-cell table:style-name="ce7"/>
        </table:table-row>
        <table:table-row table:style-name="ro1" table:number-rows-repeated="1048559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7T19:30:43.157958305</meta:creation-date>
    <dc:date>2023-06-07T19:50:06.322583080</dc:date>
    <meta:editing-duration>PT9M13S</meta:editing-duration>
    <meta:editing-cycles>1</meta:editing-cycles>
    <meta:document-statistic meta:table-count="1" meta:cell-count="99" meta:object-count="0"/>
    <meta:generator>LibreOffice/6.4.7.2$Linux_X86_64 LibreOffice_project/40$Build-2</meta:generator>
  </office:meta>
</office:document-meta>
</file>